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7.44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5.017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4.337cm"/>
    </style:style>
    <style:style style:name="co26" style:family="table-column">
      <style:table-column-properties fo:break-before="auto" style:column-width="2.817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4.951cm"/>
    </style:style>
    <style:style style:name="co31" style:family="table-column">
      <style:table-column-properties fo:break-before="auto" style:column-width="4.078cm"/>
    </style:style>
    <style:style style:name="co32" style:family="table-column">
      <style:table-column-properties fo:break-before="auto" style:column-width="4.789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1983">
            <text:p>198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/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/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190">
            <text:p>19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/>
          <table:table-cell office:value-type="float" office:value="51">
            <text:p>5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19">
            <text:p>19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IATIFile_Latin_America_General.xml</text:p>
          </table:table-cell>
          <table:table-cell/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Malawi.xml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Paraguay.xml</text:p>
          </table:table-cell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Ethiopia.xml</text:p>
          </table:table-cell>
          <table:table-cell/>
          <table:table-cell office:value-type="float" office:value="227">
            <text:p>227</text:p>
          </table:table-cell>
          <table:table-cell office:value-type="float" office:value="43">
            <text:p>43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Palestine_(OPT).xml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Bangladesh.xml</text:p>
          </table:table-cell>
          <table:table-cell/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Burma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Burundi.xml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Lebanon.xml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Middle_East_General.xml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Sierra_Leone.xml</text:p>
          </table:table-cell>
          <table:table-cell/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Asia_General.xml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Democratic_Republic_of_Congo.xml</text:p>
          </table:table-cell>
          <table:table-cell/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Afghanistan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Honduras.xml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Zambia.xml</text:p>
          </table:table-cell>
          <table:table-cell/>
          <table:table-cell office:value-type="float" office:value="163">
            <text:p>163</text:p>
          </table:table-cell>
          <table:table-cell office:value-type="float" office:value="31">
            <text:p>3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Zimbabwe.xml</text:p>
          </table:table-cell>
          <table:table-cell/>
          <table:table-cell office:value-type="float" office:value="670">
            <text:p>670</text:p>
          </table:table-cell>
          <table:table-cell office:value-type="float" office:value="90">
            <text:p>90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Indonesia.xml</text:p>
          </table:table-cell>
          <table:table-cell/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South_Africa.xml</text:p>
          </table:table-cell>
          <table:table-cell/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Mozambique.xml</text:p>
          </table:table-cell>
          <table:table-cell/>
          <table:table-cell office:value-type="float" office:value="211">
            <text:p>211</text:p>
          </table:table-cell>
          <table:table-cell office:value-type="float" office:value="27">
            <text:p>2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Eritrea.xml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East_Timor.xml</text:p>
          </table:table-cell>
          <table:table-cell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Africa_General.xml</text:p>
          </table:table-cell>
          <table:table-cell/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Pakistan.xml</text:p>
          </table:table-cell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Uganda.xml</text:p>
          </table:table-cell>
          <table:table-cell/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Cambodia.xml</text:p>
          </table:table-cell>
          <table:table-cell/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Central_America.xml</text:p>
          </table:table-cell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Nigeria.xml</text:p>
          </table:table-cell>
          <table:table-cell/>
          <table:table-cell office:value-type="float" office:value="184">
            <text:p>184</text:p>
          </table:table-cell>
          <table:table-cell office:value-type="float" office:value="34">
            <text:p>3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Swaziland.xml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Sri_Lanka.xml</text:p>
          </table:table-cell>
          <table:table-cell/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Guatemala.xml</text:p>
          </table:table-cell>
          <table:table-cell/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Bolivia.xml</text:p>
          </table:table-cell>
          <table:table-cell/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Thailand.xml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Tanzania.xml</text:p>
          </table:table-cell>
          <table:table-cell/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Rwanda.xml</text:p>
          </table:table-cell>
          <table:table-cell/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Sudan.xml</text:p>
          </table:table-cell>
          <table:table-cell/>
          <table:table-cell office:value-type="float" office:value="423">
            <text:p>423</text:p>
          </table:table-cell>
          <table:table-cell office:value-type="float" office:value="49">
            <text:p>49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Kyrgyzstan.xml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Brazil.xml</text:p>
          </table:table-cell>
          <table:table-cell/>
          <table:table-cell office:value-type="float" office:value="349">
            <text:p>349</text:p>
          </table:table-cell>
          <table:table-cell office:value-type="float" office:value="36">
            <text:p>36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West_Bank_(Jordan).xml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Chile.xml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Colombia.xml</text:p>
          </table:table-cell>
          <table:table-cell/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General_East_Africa.xml</text:p>
          </table:table-cell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Philippines.xml</text:p>
          </table:table-cell>
          <table:table-cell/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Liberia.xml</text:p>
          </table:table-cell>
          <table:table-cell/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Peru.xml</text:p>
          </table:table-cell>
          <table:table-cell/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Niger.xml</text:p>
          </table:table-cell>
          <table:table-cell/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Israel.xml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El_Salvador.xml</text:p>
          </table:table-cell>
          <table:table-cell/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Mexico.xml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Haiti.xml</text:p>
          </table:table-cell>
          <table:table-cell/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Nicaragua.xml</text:p>
          </table:table-cell>
          <table:table-cell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Kenya.xml</text:p>
          </table:table-cell>
          <table:table-cell/>
          <table:table-cell office:value-type="float" office:value="409">
            <text:p>409</text:p>
          </table:table-cell>
          <table:table-cell office:value-type="float" office:value="64">
            <text:p>6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Guyana.xml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Benin.xml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General_Southern_Africa.xml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  <table:table-row table:style-name="ro1">
          <table:table-cell office:value-type="string">
            <text:p>IATIFile_General_West_Africa.xml</text:p>
          </table:table-cell>
          <table:table-cell/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2012-04-02T00:00:00</text:p>
          </table:table-cell>
          <table:table-cell office:value-type="string">
            <text:p>2012-04-02 00:00:00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1498">
            <text:p>1498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office:value-type="float" office:value="2639">
            <text:p>2639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04">
            <text:p>704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0367">
            <text:p>10367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10367">
            <text:p>10367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10367">
            <text:p>10367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3" office:value-type="float" office:value="0">
            <text:p>0</text:p>
          </table:table-cell>
          <table:table-cell office:value-type="float" office:value="5279">
            <text:p>5279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3" office:value-type="float" office:value="0">
            <text:p>0</text:p>
          </table:table-cell>
          <table:table-cell office:value-type="float" office:value="5088">
            <text:p>5088</text:p>
          </table:table-cell>
          <table:table-cell office:value-type="float" office:value="724">
            <text:p>724</text:p>
          </table:table-cell>
          <table:table-cell office:value-type="float" office:value="96.7">
            <text:p>96.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0367">
            <text:p>10367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749">
            <text:p>749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749">
            <text:p>7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98">
            <text:p>1498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749">
            <text:p>749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749">
            <text:p>749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float" office:value="1498">
            <text:p>1498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GB-CC-285776</text:p>
          </table:table-cell>
          <table:table-cell table:number-columns-repeated="2" office:value-type="float" office:value="749">
            <text:p>749</text:p>
          </table:table-cell>
        </table:table-row>
        <table:table-row table:style-name="ro1">
          <table:table-cell/>
          <table:table-cell office:value-type="string">
            <text:p>null</text:p>
          </table:table-cell>
          <table:table-cell table:number-columns-repeated="2" office:value-type="float" office:value="749">
            <text:p>749</text:p>
          </table:table-cell>
        </table:table-row>
      </table:table>
      <table:table table:name="sector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2639">
            <text:p>2639</text:p>
          </table:table-cell>
          <table:table-cell office:value-type="float" office:value="749">
            <text:p>749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O</text:p>
          </table:table-cell>
          <table:table-cell table:number-columns-repeated="5"/>
        </table:table-row>
        <table:table-row table:style-name="ro1">
          <table:table-cell office:value-type="string">
            <text:p>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749">
            <text:p>7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0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0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0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LA1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AL0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AL0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AL0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AL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AL0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AL0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R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R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R0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R0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1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IB2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L0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L0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L0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0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AN1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UR1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N0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N0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N0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N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EB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EB0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ME0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N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S1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S1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S1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S1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1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DRC2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I1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AFG0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ON0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ON0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ON0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ON0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1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AM2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2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ZIM3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0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NN1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AF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OZ2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RI0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RI0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RI0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RI0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057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0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TM1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F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F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F0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F0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AF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AK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2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2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UGA3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AM0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AC0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GR3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WA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1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2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2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2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2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2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LK2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A1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0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1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1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1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OL1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HA062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HA0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TAN3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RWA1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2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3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3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3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SUD3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GS0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1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1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2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2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2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3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4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RA5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WBN0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WBN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WBN0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HI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0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COL1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EA0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EA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EA0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EA0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EA0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HI3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LIB0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PER2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G0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SR0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SR0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ISR0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1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1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1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1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1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ESL1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EX0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EX0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EX1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MEX1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5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7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7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7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HAI0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1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1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20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2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2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2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2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NIC2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4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9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9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5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4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KEN6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UY03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BEN0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SA02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SA0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WA00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WA0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WA0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B-CC-285776-GWA012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10367">
            <text:p>10367</text:p>
          </table:table-cell>
          <table:table-cell office:value-type="float" office:value="749">
            <text:p>749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1041">
            <text:p>1041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IF</text:p>
          </table:table-cell>
          <table:table-cell office:value-type="float" office:value="5279">
            <text:p>5279</text:p>
          </table:table-cell>
          <table:table-cell office:value-type="float" office:value="749">
            <text:p>749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5088">
            <text:p>5088</text:p>
          </table:table-cell>
          <table:table-cell office:value-type="float" office:value="724">
            <text:p>724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GBP</text:p>
          </table:table-cell>
          <table:table-cell office:value-type="float" office:value="10367">
            <text:p>10367</text:p>
          </table:table-cell>
          <table:table-cell office:value-type="float" office:value="749">
            <text:p>749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number-columns-repeated="5" office:value-type="float" office:value="0">
            <text:p>0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number-columns-repeated="5" office:value-type="float" office:value="0">
            <text:p>0</text:p>
          </table:table-cell>
          <table:table-cell office:value-type="float" office:value="28599">
            <text:p>28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number-columns-repeated="5" office:value-type="float" office:value="0">
            <text:p>0</text:p>
          </table:table-cell>
          <table:table-cell office:value-type="float" office:value="61677">
            <text:p>61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number-columns-repeated="5" office:value-type="float" office:value="0">
            <text:p>0</text:p>
          </table:table-cell>
          <table:table-cell office:value-type="float" office:value="57192">
            <text:p>57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number-columns-repeated="5" office:value-type="float" office:value="0">
            <text:p>0</text:p>
          </table:table-cell>
          <table:table-cell office:value-type="float" office:value="90304">
            <text:p>90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number-columns-repeated="5" office:value-type="float" office:value="0">
            <text:p>0</text:p>
          </table:table-cell>
          <table:table-cell office:value-type="float" office:value="99209">
            <text:p>99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number-columns-repeated="5" office:value-type="float" office:value="0">
            <text:p>0</text:p>
          </table:table-cell>
          <table:table-cell office:value-type="float" office:value="137510">
            <text:p>1375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number-columns-repeated="5" office:value-type="float" office:value="0">
            <text:p>0</text:p>
          </table:table-cell>
          <table:table-cell office:value-type="float" office:value="166500">
            <text:p>166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number-columns-repeated="5" office:value-type="float" office:value="0">
            <text:p>0</text:p>
          </table:table-cell>
          <table:table-cell office:value-type="float" office:value="187795">
            <text:p>187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5" office:value-type="float" office:value="0">
            <text:p>0</text:p>
          </table:table-cell>
          <table:table-cell office:value-type="float" office:value="184089">
            <text:p>184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number-columns-repeated="5" office:value-type="float" office:value="0">
            <text:p>0</text:p>
          </table:table-cell>
          <table:table-cell office:value-type="float" office:value="204602">
            <text:p>204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number-columns-repeated="5" office:value-type="float" office:value="0">
            <text:p>0</text:p>
          </table:table-cell>
          <table:table-cell office:value-type="float" office:value="253697">
            <text:p>253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number-columns-repeated="5" office:value-type="float" office:value="0">
            <text:p>0</text:p>
          </table:table-cell>
          <table:table-cell office:value-type="float" office:value="279358">
            <text:p>279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5" office:value-type="float" office:value="0">
            <text:p>0</text:p>
          </table:table-cell>
          <table:table-cell office:value-type="float" office:value="275204">
            <text:p>275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5" office:value-type="float" office:value="0">
            <text:p>0</text:p>
          </table:table-cell>
          <table:table-cell office:value-type="float" office:value="397686">
            <text:p>397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5" office:value-type="float" office:value="0">
            <text:p>0</text:p>
          </table:table-cell>
          <table:table-cell office:value-type="float" office:value="390964">
            <text:p>390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5" office:value-type="float" office:value="0">
            <text:p>0</text:p>
          </table:table-cell>
          <table:table-cell office:value-type="float" office:value="455409">
            <text:p>455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5" office:value-type="float" office:value="0">
            <text:p>0</text:p>
          </table:table-cell>
          <table:table-cell office:value-type="float" office:value="782199">
            <text:p>782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5" office:value-type="float" office:value="0">
            <text:p>0</text:p>
          </table:table-cell>
          <table:table-cell office:value-type="float" office:value="806297">
            <text:p>806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5" office:value-type="float" office:value="0">
            <text:p>0</text:p>
          </table:table-cell>
          <table:table-cell office:value-type="float" office:value="1147353">
            <text:p>1147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5" office:value-type="float" office:value="0">
            <text:p>0</text:p>
          </table:table-cell>
          <table:table-cell office:value-type="float" office:value="1377341">
            <text:p>1377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5" office:value-type="float" office:value="0">
            <text:p>0</text:p>
          </table:table-cell>
          <table:table-cell office:value-type="float" office:value="1901490">
            <text:p>19014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5" office:value-type="float" office:value="0">
            <text:p>0</text:p>
          </table:table-cell>
          <table:table-cell office:value-type="float" office:value="2685225">
            <text:p>2685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5" office:value-type="float" office:value="0">
            <text:p>0</text:p>
          </table:table-cell>
          <table:table-cell office:value-type="float" office:value="5276638">
            <text:p>5276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5" office:value-type="float" office:value="0">
            <text:p>0</text:p>
          </table:table-cell>
          <table:table-cell office:value-type="float" office:value="8602016">
            <text:p>860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number-columns-repeated="5" office:value-type="float" office:value="0">
            <text:p>0</text:p>
          </table:table-cell>
          <table:table-cell office:value-type="float" office:value="13039419">
            <text:p>13039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30865463">
            <text:p>30865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23422944">
            <text:p>23422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5" office:value-type="float" office:value="0">
            <text:p>0</text:p>
          </table:table-cell>
          <table:table-cell office:value-type="float" office:value="5887157">
            <text:p>5887157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25</dc:date>
    <dc:creator>david </dc:creator>
    <meta:editing-duration>PT00H02M40S</meta:editing-duration>
    <meta:editing-cycles>2</meta:editing-cycles>
    <meta:generator>OpenOffice.org/3.2$Unix OpenOffice.org_project/320m12$Build-9483</meta:generator>
    <meta:document-statistic meta:table-count="10" meta:cell-count="2126" meta:object-count="0"/>
  </office:meta>
</office:document-meta>
</file>